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Symbol" svg:font-family="Symbol" style:font-family-generic="decorative"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paragraph-properties fo:line-height="115%"/>
      <style:text-properties style:font-name="Times New Roman" officeooo:paragraph-rsid="0009b34f"/>
    </style:style>
    <style:style style:name="P2" style:family="paragraph" style:parent-style-name="Standard">
      <style:paragraph-properties fo:line-height="115%"/>
      <style:text-properties style:font-name="Times New Roman" officeooo:paragraph-rsid="0009b34f"/>
    </style:style>
    <style:style style:name="P3" style:family="paragraph" style:parent-style-name="Standard">
      <style:paragraph-properties fo:line-height="115%"/>
      <style:text-properties style:font-name="Times New Roman" officeooo:paragraph-rsid="000bf4d5"/>
    </style:style>
    <style:style style:name="P4" style:family="paragraph" style:parent-style-name="Standard">
      <style:paragraph-properties fo:line-height="115%"/>
      <style:text-properties style:font-name="Times New Roman" officeooo:paragraph-rsid="0009b34f" style:font-style-complex="italic"/>
    </style:style>
    <style:style style:name="P5" style:family="paragraph" style:parent-style-name="Standard" style:list-style-name="L1">
      <style:paragraph-properties fo:line-height="115%"/>
      <style:text-properties style:font-name="Times New Roman" officeooo:rsid="0009b34f" officeooo:paragraph-rsid="000aa6b3" style:font-style-complex="italic"/>
    </style:style>
    <style:style style:name="P6" style:family="paragraph" style:parent-style-name="Standard">
      <style:paragraph-properties fo:line-height="115%"/>
      <style:text-properties officeooo:paragraph-rsid="0009b34f"/>
    </style:style>
    <style:style style:name="P7" style:family="paragraph" style:parent-style-name="Standard" style:master-page-name="MP0">
      <style:paragraph-properties fo:line-height="115%" style:page-number="auto" fo:break-before="page"/>
      <style:text-properties style:font-name="Times New Roman" officeooo:paragraph-rsid="0009b34f"/>
    </style:style>
    <style:style style:name="P8" style:family="paragraph" style:parent-style-name="List_20_Paragraph" style:list-style-name="WWNum3">
      <style:paragraph-properties fo:line-height="115%"/>
      <style:text-properties style:font-name="Times New Roman" officeooo:paragraph-rsid="0009b34f"/>
    </style:style>
    <style:style style:name="P9" style:family="paragraph" style:parent-style-name="List_20_Paragraph" style:list-style-name="WWNum3">
      <style:paragraph-properties fo:line-height="115%"/>
      <style:text-properties style:font-name="Times New Roman" officeooo:rsid="000aa6b3" officeooo:paragraph-rsid="000aa6b3"/>
    </style:style>
    <style:style style:name="T1" style:family="text">
      <style:text-properties style:font-name="Times New Roman"/>
    </style:style>
    <style:style style:name="T2" style:family="text">
      <style:text-properties style:font-name="Times New Roman" fo:font-weight="bold" officeooo:rsid="001c10ba" style:font-weight-asian="bold" style:font-weight-complex="bold"/>
    </style:style>
    <style:style style:name="T3" style:family="text">
      <style:text-properties style:font-name="Times New Roman" fo:font-weight="bold" officeooo:rsid="01357932" style:font-weight-asian="bold" style:font-weight-complex="bold"/>
    </style:style>
    <style:style style:name="T4" style:family="text">
      <style:text-properties style:font-name="Times New Roman" fo:font-style="italic" officeooo:rsid="0009b34f" style:font-style-asian="italic" style:font-style-complex="italic"/>
    </style:style>
    <style:style style:name="T5" style:family="text">
      <style:text-properties style:font-name="Times New Roman" officeooo:rsid="0009b34f"/>
    </style:style>
    <style:style style:name="T6" style:family="text">
      <style:text-properties style:font-name="Times New Roman" fo:font-style="normal" officeooo:rsid="000bf4d5" style:font-style-asian="normal" style:font-style-complex="normal"/>
    </style:style>
    <style:style style:name="T7" style:family="text">
      <style:text-properties officeooo:rsid="001e9c7d"/>
    </style:style>
    <style:style style:name="T8" style:family="text">
      <style:text-properties officeooo:rsid="0009b34f"/>
    </style:style>
    <style:style style:name="T9" style:family="text">
      <style:text-properties fo:font-weight="normal" officeooo:rsid="0169e9f3" style:font-weight-asian="normal" style:font-weight-complex="normal"/>
    </style:style>
    <style:style style:name="T10" style:family="text">
      <style:text-properties fo:font-weight="normal" officeooo:rsid="023806f3" style:font-weight-asian="normal" style:font-weight-complex="normal"/>
    </style:style>
    <style:style style:name="T11" style:family="text">
      <style:text-properties fo:font-weight="normal" officeooo:rsid="0164b4b4" style:font-weight-asian="normal" style:font-weight-complex="normal"/>
    </style:style>
    <style:style style:name="T12" style:family="text">
      <style:text-properties fo:font-weight="normal" officeooo:rsid="000aa6b3" style:font-weight-asian="normal" style:font-weight-complex="normal"/>
    </style:style>
    <style:style style:name="T13" style:family="text">
      <style:text-properties fo:font-weight="normal" officeooo:rsid="000db467" style:font-weight-asian="normal" style:font-weight-complex="normal"/>
    </style:style>
    <style:style style:name="T14" style:family="text">
      <style:text-properties officeooo:rsid="000aa6b3"/>
    </style:style>
    <style:style style:name="T15" style:family="text">
      <style:text-properties officeooo:rsid="000bf4d5"/>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ar Editor,</text:p>
      <text:p text:style-name="P2"/>
      <text:p text:style-name="P6"><text:span text:style-name="T1">We are pleased to submit our manuscript titled “</text:span><text:span text:style-name="Default_20_Paragraph_20_Font"><text:span text:style-name="T3">Trophic i</text:span></text:span><text:span text:style-name="Default_20_Paragraph_20_Font"><text:span text:style-name="T2">nteraction </text:span></text:span><text:span text:style-name="Default_20_Paragraph_20_Font"><text:span text:style-name="T3">m</text:span></text:span><text:span text:style-name="Default_20_Paragraph_20_Font"><text:span text:style-name="T2">odel</text:span></text:span><text:span text:style-name="Default_20_Paragraph_20_Font"><text:span text:style-name="T3">s</text:span></text:span><text:span text:style-name="Default_20_Paragraph_20_Font"><text:span text:style-name="T2"> </text:span></text:span><text:span text:style-name="Default_20_Paragraph_20_Font"><text:span text:style-name="T3">predict interactions across space, not food webs.</text:span></text:span><text:span text:style-name="T1">” by Dominique Caron, </text:span><text:span text:style-name="T5">Ulrich Brose</text:span><text:span text:style-name="T1">, </text:span><text:span text:style-name="T5">Miguel Lurgi, Guillaume F. Blanchet, Dominique Gravel,</text:span><text:span text:style-name="T1"> and Laura J. Pollock for consideration for </text:span><text:span text:style-name="Default_20_Paragraph_20_Font"><text:span text:style-name="T4">Global Ecology and Biogeography </text:span></text:span><text:span text:style-name="Default_20_Paragraph_20_Font"><text:span text:style-name="T6">as a research article.</text:span></text:span></text:p>
      <text:p text:style-name="P2"/>
      <text:p text:style-name="P3"><text:span text:style-name="T15">Predator-prey interactions and the food webs they form are fundamental to our understanding of ecosystem functions. The recent surge of trophic interaction predictive models have allows to study food web variation across time, space, and better identify species functional role and vulnerability to extinction. However, how these models can predict trophic interactions across systems and higher-level properties have never been tested.</text:span></text:p>
      <text:p text:style-name="P2"/>
      <text:p text:style-name="P2">Here, we investigate how well <text:span text:style-name="T8">trophic interaction</text:span> models can <text:span text:style-name="T8">predict interactions across space and how well predictions of predator-prey interactions scales up to predict higher-level food web properties (species position and global properties)</text:span>. <text:span text:style-name="T9">We use a trait-based model of pairwise trophic interactions, calibrated independently on four different terrestrial vertebrate food webs (Canadian tundra, Serengeti, alpine south-eastern Pyrenees, and </text:span><text:span text:style-name="T10">entire</text:span><text:span text:style-name="T9"> Europe) and assess the ability of each calibrated instance of the model to predict alternative food webs.</text:span></text:p>
      <text:p text:style-name="P4"/>
      <text:p text:style-name="P4">Some key findings are:</text:p>
      <text:list xml:id="list3518852294" text:style-name="L1">
        <text:list-item>
          <text:p text:style-name="P5"><text:span text:style-name="T12">G</text:span><text:span text:style-name="T11">iven enough phylogenetic and environmental similarities between food webs, trait-based models predict most interactions and their absence correctly, even across highly contrasting environments, </text:span><text:span text:style-name="T13">suggesting </text:span><text:span text:style-name="T14">food web variation is primarily driven by changes in trait distributions rather than changes in trait-matching relationships.</text:span></text:p>
        </text:list-item>
        <text:list-item>
          <text:p text:style-name="P1"><text:span text:style-name="T14">Even if most interactions are correctly predicted, we identified systematic biases in species trophic position and food web properties predictions, highlighting the need to integrate trophic interation models and food web models</text:span>.</text:p>
        </text:list-item>
      </text:list>
      <text:p text:style-name="P2"/>
      <text:p text:style-name="P2">Novel aspects are:</text:p>
      <text:list xml:id="list2861416835" text:style-name="WWNum3">
        <text:list-item>
          <text:p text:style-name="P9">This study is the first specifically testing factors limiting the transferability for models of species interactions. </text:p>
        </text:list-item>
        <text:list-item>
          <text:p text:style-name="P8">This study is the first to identify <text:span text:style-name="T14">the inability of trophic interaction models to predict the trophic position of species and network level properties.</text:span></text:p>
        </text:list-item>
        <text:list-item>
          <text:p text:style-name="P8">This study provides the first investigation of transferability for models of species interactions.</text:p>
        </text:list-item>
      </text:list>
      <text:p text:style-name="P2"/>
      <text:p text:style-name="P2">Thank you for your consideration for this manuscript. This work is original and has not been published or under consideration elsewhere.</text:p>
      <text:p text:style-name="P2"/>
      <text:p text:style-name="P2">Sincerely,</text:p>
      <text:p text:style-name="P2"><text:line-break/>Dominique Caron (on behalf of all authors)</text:p>
      <text:p text:style-name="P2"><text:soft-page-break/>Ph.D. Student</text:p>
      <text:p text:style-name="P2">Department of Biology</text:p>
      <text:p text:style-name="P2">McGill University</text:p>
      <text:p text:style-name="P2">dominique.caron@mail.mcgill.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Symbol" svg:font-family="Symbol" style:font-family-generic="decorative"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decorative"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decorative"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Caron</meta:initial-creator>
    <meta:creation-date>2023-01-02T12:37:48.170778589</meta:creation-date>
    <dc:date>2023-01-02T13:09:41.782317721</dc:date>
    <dc:creator>Dominique Caron</dc:creator>
    <meta:editing-duration>PT20M52S</meta:editing-duration>
    <meta:editing-cycles>3</meta:editing-cycles>
    <meta:generator>LibreOffice/6.0.7.3$Linux_X86_64 LibreOffice_project/00m0$Build-3</meta:generator>
    <meta:document-statistic meta:table-count="0" meta:image-count="0" meta:object-count="0" meta:page-count="2" meta:paragraph-count="18" meta:word-count="359" meta:character-count="2562" meta:non-whitespace-character-count="2224"/>
  </office:meta>
</office:document-meta>
</file>